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era1" svg:font-family="Meer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eera" svg:font-family="Meer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14cm" style:rel-column-width="4678*"/>
    </style:style>
    <style:style style:name="Table1.B" style:family="table-column">
      <style:table-column-properties style:column-width="4.172cm" style:rel-column-width="16081*"/>
    </style:style>
    <style:style style:name="Table1.C" style:family="table-column">
      <style:table-column-properties style:column-width="8.809cm" style:rel-column-width="33957*"/>
    </style:style>
    <style:style style:name="Table1.D" style:family="table-column">
      <style:table-column-properties style:column-width="2.806cm" style:rel-column-width="10819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 style:data-style-name="N3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1" table:style-name="Table1">
        <office:dde-source office:name="soffice1" office:dde-application="soffice" office:dde-item="C:\SAmple odp.ods" office:dde-topic="Sheet1.B4:E10" office:automatic-update="true"/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l.</text:p>
          </table:table-cell>
          <table:table-cell table:style-name="Table1.A1" office:value-type="string">
            <text:p text:style-name="P2">Item Code</text:p>
          </table:table-cell>
          <table:table-cell table:style-name="Table1.A1" office:value-type="string">
            <text:p text:style-name="P2">Description</text:p>
          </table:table-cell>
          <table:table-cell table:style-name="Table1.D1" office:value-type="string">
            <text:p text:style-name="P2">QTY</text:p>
          </table:table-cell>
        </table:table-row>
        <table:table-row>
          <table:table-cell table:style-name="Table1.A7" office:value-type="string">
            <text:p text:style-name="P1">1</text:p>
          </table:table-cell>
          <table:table-cell table:style-name="Table1.B2" office:value-type="string">
            <text:p text:style-name="Table_20_Contents">00025</text:p>
          </table:table-cell>
          <table:table-cell table:style-name="Table1.C7" office:value-type="string">
            <text:p text:style-name="Table_20_Contents">Bolt M10 x 40</text:p>
          </table:table-cell>
          <table:table-cell table:style-name="Table1.D2" office:value-type="float" office:value="10000">
            <text:p text:style-name="P1">10,000</text:p>
          </table:table-cell>
        </table:table-row>
        <table:table-row>
          <table:table-cell table:style-name="Table1.A7" office:value-type="string">
            <text:p text:style-name="P1">2</text:p>
          </table:table-cell>
          <table:table-cell table:style-name="Table1.B3" office:value-type="string">
            <text:p text:style-name="Table_20_Contents">00026</text:p>
          </table:table-cell>
          <table:table-cell table:style-name="Table1.C7" office:value-type="string">
            <text:p text:style-name="Table_20_Contents">Bolt M8 x 25</text:p>
          </table:table-cell>
          <table:table-cell table:style-name="Table1.D3" office:value-type="float" office:value="20000">
            <text:p text:style-name="P1">20,000</text:p>
          </table:table-cell>
        </table:table-row>
        <table:table-row>
          <table:table-cell table:style-name="Table1.A7" office:value-type="string">
            <text:p text:style-name="P1">3</text:p>
          </table:table-cell>
          <table:table-cell table:style-name="Table1.B4" office:value-type="string">
            <text:p text:style-name="Table_20_Contents">00027</text:p>
          </table:table-cell>
          <table:table-cell table:style-name="Table1.C7" office:value-type="string">
            <text:p text:style-name="Table_20_Contents">Nut M10</text:p>
          </table:table-cell>
          <table:table-cell table:style-name="Table1.D4" office:value-type="float" office:value="5000">
            <text:p text:style-name="P1">5,000</text:p>
          </table:table-cell>
        </table:table-row>
        <table:table-row>
          <table:table-cell table:style-name="Table1.A7" office:value-type="string">
            <text:p text:style-name="P1">4</text:p>
          </table:table-cell>
          <table:table-cell table:style-name="Table1.B5" office:value-type="string">
            <text:p text:style-name="Table_20_Contents">00028</text:p>
          </table:table-cell>
          <table:table-cell table:style-name="Table1.C7" office:value-type="string">
            <text:p text:style-name="Table_20_Contents">Nut M8 </text:p>
          </table:table-cell>
          <table:table-cell table:style-name="Table1.D5" office:value-type="float" office:value="7000">
            <text:p text:style-name="P1">7,000</text:p>
          </table:table-cell>
        </table:table-row>
        <table:table-row>
          <table:table-cell table:style-name="Table1.A7" office:value-type="string">
            <text:p text:style-name="P1">5</text:p>
          </table:table-cell>
          <table:table-cell table:style-name="Table1.B6" office:value-type="string">
            <text:p text:style-name="Table_20_Contents">00029</text:p>
          </table:table-cell>
          <table:table-cell table:style-name="Table1.C7" office:value-type="string">
            <text:p text:style-name="Table_20_Contents">Washer M10</text:p>
          </table:table-cell>
          <table:table-cell table:style-name="Table1.D6" office:value-type="float" office:value="5000">
            <text:p text:style-name="P1">5,000</text:p>
          </table:table-cell>
        </table:table-row>
        <table:table-row>
          <table:table-cell table:style-name="Table1.A7" office:value-type="string">
            <text:p text:style-name="P1">6</text:p>
          </table:table-cell>
          <table:table-cell table:style-name="Table1.B7" office:value-type="string">
            <text:p text:style-name="Table_20_Contents">00030</text:p>
          </table:table-cell>
          <table:table-cell table:style-name="Table1.C7" office:value-type="string">
            <text:p text:style-name="Table_20_Contents">Washer M8</text:p>
          </table:table-cell>
          <table:table-cell table:style-name="Table1.D7" office:value-type="float" office:value="7000">
            <text:p text:style-name="P1">7,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era1" svg:font-family="Meer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eera" svg:font-family="Mee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Meera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Meer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eera" style:font-family-complex="Meer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eera1" style:font-family-complex="Meer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eera1" style:font-family-complex="Meer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eera1" style:font-family-complex="Meer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1:02:40.109000000</meta:creation-date>
    <meta:generator>LibreOffice/4.4.0.2$Windows_x86 LibreOffice_project/a3603970151a6ae2596acd62b70112f4d376b990</meta:generator>
    <dc:date>2015-01-16T11:08:59.328000000</dc:date>
    <meta:editing-duration>PT2M44S</meta:editing-duration>
    <meta:editing-cycles>4</meta:editing-cycles>
    <meta:document-statistic meta:table-count="1" meta:image-count="0" meta:object-count="0" meta:page-count="1" meta:paragraph-count="28" meta:word-count="39" meta:character-count="152" meta:non-whitespace-character-count="140"/>
  </office:meta>
</office:document-meta>
</file>